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1.946cm" fo:margin-right="0cm" fo:text-indent="-0.635cm" style:auto-text-indent="false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officeooo:paragraph-rsid="002b885f"/>
    </style:style>
    <style:style style:name="P5" style:family="paragraph" style:parent-style-name="Standard">
      <style:paragraph-properties>
        <style:tab-stops/>
      </style:paragraph-properties>
      <style:text-properties officeooo:paragraph-rsid="0038940b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06dd1b"/>
    </style:style>
    <style:style style:name="P8" style:family="paragraph" style:parent-style-name="Standard">
      <style:paragraph-properties>
        <style:tab-stops/>
      </style:paragraph-properties>
      <style:text-properties officeooo:rsid="003484ef" officeooo:paragraph-rsid="003484ef"/>
    </style:style>
    <style:style style:name="P9" style:family="paragraph" style:parent-style-name="Standard">
      <style:paragraph-properties>
        <style:tab-stops/>
      </style:paragraph-properties>
      <style:text-properties officeooo:rsid="002c3828" officeooo:paragraph-rsid="002c3828"/>
    </style:style>
    <style:style style:name="P10" style:family="paragraph" style:parent-style-name="Standard">
      <style:text-properties officeooo:paragraph-rsid="0048ff11"/>
    </style:style>
    <style:style style:name="P11" style:family="paragraph" style:parent-style-name="Standard">
      <style:text-properties officeooo:rsid="0099a0af" officeooo:paragraph-rsid="0099a0af"/>
    </style:style>
    <style:style style:name="P12" style:family="paragraph" style:parent-style-name="Standard">
      <style:text-properties officeooo:rsid="0099a0af" officeooo:paragraph-rsid="00addefb"/>
    </style:style>
    <style:style style:name="P13" style:family="paragraph" style:parent-style-name="Standard">
      <style:text-properties officeooo:rsid="009c73b7" officeooo:paragraph-rsid="009c73b7"/>
    </style:style>
    <style:style style:name="P14" style:family="paragraph" style:parent-style-name="Standard">
      <style:text-properties officeooo:rsid="009cf633" officeooo:paragraph-rsid="009cf633"/>
    </style:style>
    <style:style style:name="P15" style:family="paragraph" style:parent-style-name="Standard">
      <style:text-properties officeooo:rsid="00a218b0" officeooo:paragraph-rsid="00a9020f"/>
    </style:style>
    <style:style style:name="P16" style:family="paragraph" style:parent-style-name="Standard">
      <style:text-properties officeooo:rsid="00aa3688" officeooo:paragraph-rsid="00aa3688"/>
    </style:style>
    <style:style style:name="P17" style:family="paragraph" style:parent-style-name="Standard">
      <style:text-properties officeooo:rsid="00aeb4ce" officeooo:paragraph-rsid="00aeb4ce"/>
    </style:style>
    <style:style style:name="P18" style:family="paragraph" style:parent-style-name="Standard">
      <style:text-properties officeooo:paragraph-rsid="00b09a70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officeooo:paragraph-rsid="003b29c8"/>
    </style:style>
    <style:style style:name="P23" style:family="paragraph" style:parent-style-name="Standard" style:list-style-name="L1">
      <style:text-properties officeooo:paragraph-rsid="00182f9f"/>
    </style:style>
    <style:style style:name="P24" style:family="paragraph" style:parent-style-name="Standard" style:list-style-name="L1">
      <style:text-properties officeooo:paragraph-rsid="0038940b"/>
    </style:style>
    <style:style style:name="P25" style:family="paragraph" style:parent-style-name="Standard" style:list-style-name="L1">
      <style:text-properties officeooo:rsid="002351ce" officeooo:paragraph-rsid="002351ce"/>
    </style:style>
    <style:style style:name="P26" style:family="paragraph" style:parent-style-name="Standard" style:list-style-name="L1">
      <style:text-properties officeooo:rsid="002351ce" officeooo:paragraph-rsid="0092e28e"/>
    </style:style>
    <style:style style:name="P27" style:family="paragraph" style:parent-style-name="Standard" style:list-style-name="L6">
      <style:text-properties officeooo:rsid="002351ce" officeooo:paragraph-rsid="008db17d"/>
    </style:style>
    <style:style style:name="P28" style:family="paragraph" style:parent-style-name="Standard" style:list-style-name="L1">
      <style:text-properties officeooo:rsid="003b29c8" officeooo:paragraph-rsid="003b29c8"/>
    </style:style>
    <style:style style:name="P29" style:family="paragraph" style:parent-style-name="Standard">
      <style:text-properties officeooo:rsid="00adfd86" officeooo:paragraph-rsid="00adfd86"/>
    </style:style>
    <style:style style:name="P30" style:family="paragraph" style:parent-style-name="Standard" style:list-style-name="L2">
      <style:text-properties officeooo:paragraph-rsid="00a8120d"/>
    </style:style>
    <style:style style:name="P31" style:family="paragraph" style:parent-style-name="Standard" style:list-style-name="L2">
      <style:text-properties officeooo:rsid="00a9020f" officeooo:paragraph-rsid="00a9020f"/>
    </style:style>
    <style:style style:name="P32" style:family="paragraph" style:parent-style-name="Standard" style:list-style-name="L3">
      <style:text-properties officeooo:rsid="004178c9" officeooo:paragraph-rsid="004178c9"/>
    </style:style>
    <style:style style:name="P33" style:family="paragraph" style:parent-style-name="Standard" style:list-style-name="L3">
      <style:text-properties officeooo:rsid="00447964" officeooo:paragraph-rsid="00447964"/>
    </style:style>
    <style:style style:name="P34" style:family="paragraph" style:parent-style-name="Standard" style:list-style-name="L1">
      <style:text-properties officeooo:rsid="00447964" officeooo:paragraph-rsid="007c8e92"/>
    </style:style>
    <style:style style:name="P35" style:family="paragraph" style:parent-style-name="Standard" style:list-style-name="L1">
      <style:text-properties officeooo:rsid="00447964" officeooo:paragraph-rsid="00447964"/>
    </style:style>
    <style:style style:name="P36" style:family="paragraph" style:parent-style-name="Standard" style:list-style-name="L1">
      <style:text-properties officeooo:rsid="00447964" officeooo:paragraph-rsid="00976b34"/>
    </style:style>
    <style:style style:name="P37" style:family="paragraph" style:parent-style-name="Standard" style:list-style-name="L3">
      <style:text-properties officeooo:rsid="00976b34" officeooo:paragraph-rsid="00976b34"/>
    </style:style>
    <style:style style:name="P38" style:family="paragraph" style:parent-style-name="Standard" style:list-style-name="L1">
      <style:text-properties officeooo:rsid="00976b34" officeooo:paragraph-rsid="00976b34"/>
    </style:style>
    <style:style style:name="P39" style:family="paragraph" style:parent-style-name="Standard" style:list-style-name="L1">
      <style:text-properties officeooo:rsid="00183c45" officeooo:paragraph-rsid="00183c45"/>
    </style:style>
    <style:style style:name="P40" style:family="paragraph" style:parent-style-name="Standard" style:list-style-name="L1">
      <style:text-properties officeooo:rsid="007c8e92" officeooo:paragraph-rsid="007c8e92"/>
    </style:style>
    <style:style style:name="P41" style:family="paragraph" style:parent-style-name="Standard" style:list-style-name="L1">
      <style:text-properties officeooo:rsid="0019e6f3" officeooo:paragraph-rsid="003b29c8"/>
    </style:style>
    <style:style style:name="P42" style:family="paragraph" style:parent-style-name="Standard" style:list-style-name="L1">
      <style:text-properties officeooo:rsid="007fe4ba" officeooo:paragraph-rsid="007fe4ba"/>
    </style:style>
    <style:style style:name="P43" style:family="paragraph" style:parent-style-name="Standard" style:list-style-name="L1">
      <style:text-properties officeooo:rsid="007e3abe" officeooo:paragraph-rsid="007e3abe"/>
    </style:style>
    <style:style style:name="P44" style:family="paragraph" style:parent-style-name="Standard" style:list-style-name="L1">
      <style:text-properties officeooo:rsid="0057265d" officeooo:paragraph-rsid="0057265d"/>
    </style:style>
    <style:style style:name="P45" style:family="paragraph" style:parent-style-name="Standard" style:list-style-name="L1">
      <style:text-properties officeooo:rsid="0058fd15" officeooo:paragraph-rsid="0058fd15"/>
    </style:style>
    <style:style style:name="P46" style:family="paragraph" style:parent-style-name="Standard" style:list-style-name="L1">
      <style:text-properties fo:color="#000000" loext:opacity="100%" officeooo:rsid="00447964" officeooo:paragraph-rsid="00447964"/>
    </style:style>
    <style:style style:name="P47" style:family="paragraph" style:parent-style-name="Standard" style:list-style-name="L1">
      <style:text-properties officeooo:rsid="0046530d" officeooo:paragraph-rsid="0046530d"/>
    </style:style>
    <style:style style:name="P48" style:family="paragraph" style:parent-style-name="Standard" style:list-style-name="L1">
      <style:text-properties officeooo:rsid="0049699a" officeooo:paragraph-rsid="0095b8a0"/>
    </style:style>
    <style:style style:name="P49" style:family="paragraph" style:parent-style-name="Standard" style:list-style-name="L1">
      <style:text-properties officeooo:rsid="004a23f9" officeooo:paragraph-rsid="004a23f9"/>
    </style:style>
    <style:style style:name="P50" style:family="paragraph" style:parent-style-name="Standard" style:list-style-name="L1">
      <style:text-properties officeooo:rsid="004a23f9" officeooo:paragraph-rsid="004ca8ab"/>
    </style:style>
    <style:style style:name="P51" style:family="paragraph" style:parent-style-name="Standard" style:list-style-name="L6">
      <style:text-properties officeooo:rsid="004a23f9" officeooo:paragraph-rsid="008db17d"/>
    </style:style>
    <style:style style:name="P52" style:family="paragraph" style:parent-style-name="Standard" style:list-style-name="L1">
      <style:text-properties officeooo:rsid="004ab413" officeooo:paragraph-rsid="0093e1ac"/>
    </style:style>
    <style:style style:name="P53" style:family="paragraph" style:parent-style-name="Standard" style:list-style-name="L1">
      <style:text-properties officeooo:rsid="004ab413" officeooo:paragraph-rsid="00b226be"/>
    </style:style>
    <style:style style:name="P54" style:family="paragraph" style:parent-style-name="Standard" style:list-style-name="L1">
      <style:text-properties officeooo:rsid="00233292" officeooo:paragraph-rsid="007649bb"/>
    </style:style>
    <style:style style:name="P55" style:family="paragraph" style:parent-style-name="Standard" style:list-style-name="L1">
      <style:text-properties officeooo:rsid="00233292" officeooo:paragraph-rsid="0093e1ac"/>
    </style:style>
    <style:style style:name="P56" style:family="paragraph" style:parent-style-name="Standard" style:list-style-name="L1">
      <style:text-properties officeooo:rsid="004deaf6" officeooo:paragraph-rsid="004deaf6"/>
    </style:style>
    <style:style style:name="P57" style:family="paragraph" style:parent-style-name="Standard" style:list-style-name="L1">
      <style:text-properties officeooo:rsid="0009d300" officeooo:paragraph-rsid="00524355"/>
    </style:style>
    <style:style style:name="P58" style:family="paragraph" style:parent-style-name="Standard" style:list-style-name="L1">
      <style:text-properties officeooo:rsid="0009d300" officeooo:paragraph-rsid="0093e1ac"/>
    </style:style>
    <style:style style:name="P59" style:family="paragraph" style:parent-style-name="Standard" style:list-style-name="L1">
      <style:text-properties officeooo:rsid="0009d300" officeooo:paragraph-rsid="000c91ff"/>
    </style:style>
    <style:style style:name="P60" style:family="paragraph" style:parent-style-name="Standard" style:list-style-name="L1">
      <style:text-properties officeooo:rsid="0050002f" officeooo:paragraph-rsid="005082f1"/>
    </style:style>
    <style:style style:name="P61" style:family="paragraph" style:parent-style-name="Standard" style:list-style-name="L1">
      <style:text-properties officeooo:rsid="0050002f" officeooo:paragraph-rsid="0050002f"/>
    </style:style>
    <style:style style:name="P62" style:family="paragraph" style:parent-style-name="Standard" style:list-style-name="L1">
      <style:text-properties officeooo:rsid="005082f1" officeooo:paragraph-rsid="005082f1"/>
    </style:style>
    <style:style style:name="P63" style:family="paragraph" style:parent-style-name="Standard" style:list-style-name="L1">
      <style:text-properties officeooo:rsid="000c91ff" officeooo:paragraph-rsid="0093e1ac"/>
    </style:style>
    <style:style style:name="P64" style:family="paragraph" style:parent-style-name="Standard" style:list-style-name="L1">
      <style:text-properties officeooo:rsid="00108b2a" officeooo:paragraph-rsid="00108b2a"/>
    </style:style>
    <style:style style:name="P65" style:family="paragraph" style:parent-style-name="Standard" style:list-style-name="L1">
      <style:text-properties officeooo:rsid="001585d3" officeooo:paragraph-rsid="0093e1ac"/>
    </style:style>
    <style:style style:name="P66" style:family="paragraph" style:parent-style-name="Standard" style:list-style-name="L1">
      <style:text-properties officeooo:rsid="001585d3" officeooo:paragraph-rsid="001585d3"/>
    </style:style>
    <style:style style:name="P67" style:family="paragraph" style:parent-style-name="Standard" style:list-style-name="L1">
      <style:text-properties officeooo:rsid="006f36bf" officeooo:paragraph-rsid="006f36bf"/>
    </style:style>
    <style:style style:name="P68" style:family="paragraph" style:parent-style-name="Standard" style:list-style-name="L6">
      <style:text-properties officeooo:rsid="006f36bf" officeooo:paragraph-rsid="008db17d"/>
    </style:style>
    <style:style style:name="P69" style:family="paragraph" style:parent-style-name="Standard" style:list-style-name="L1">
      <style:text-properties officeooo:rsid="00174d7b" officeooo:paragraph-rsid="00174d7b"/>
    </style:style>
    <style:style style:name="P70" style:family="paragraph" style:parent-style-name="Standard" style:list-style-name="L4">
      <style:paragraph-properties>
        <style:tab-stops/>
      </style:paragraph-properties>
      <style:text-properties officeooo:rsid="002b885f" officeooo:paragraph-rsid="008d9fb7"/>
    </style:style>
    <style:style style:name="P71" style:family="paragraph" style:parent-style-name="Standard" style:list-style-name="L4">
      <style:paragraph-properties>
        <style:tab-stops/>
      </style:paragraph-properties>
      <style:text-properties officeooo:rsid="002b885f" officeooo:paragraph-rsid="008db168"/>
    </style:style>
    <style:style style:name="P72" style:family="paragraph" style:parent-style-name="Standard" style:list-style-name="L5">
      <style:paragraph-properties>
        <style:tab-stops/>
      </style:paragraph-properties>
      <style:text-properties officeooo:rsid="003484ef" officeooo:paragraph-rsid="003484ef"/>
    </style:style>
    <style:style style:name="P73" style:family="paragraph" style:parent-style-name="Standard" style:list-style-name="L4">
      <style:paragraph-properties>
        <style:tab-stops/>
      </style:paragraph-properties>
      <style:text-properties officeooo:rsid="003853a6" officeooo:paragraph-rsid="008f129d"/>
    </style:style>
    <style:style style:name="P74" style:family="paragraph" style:parent-style-name="Standard" style:list-style-name="L6">
      <style:paragraph-properties>
        <style:tab-stops/>
      </style:paragraph-properties>
      <style:text-properties officeooo:rsid="003853a6" officeooo:paragraph-rsid="008f129d"/>
    </style:style>
    <style:style style:name="P75" style:family="paragraph" style:parent-style-name="Standard" style:list-style-name="L4">
      <style:paragraph-properties>
        <style:tab-stops/>
      </style:paragraph-properties>
      <style:text-properties officeooo:rsid="00368fa9" officeooo:paragraph-rsid="008db17d"/>
    </style:style>
    <style:style style:name="P76" style:family="paragraph" style:parent-style-name="Standard" style:list-style-name="L4">
      <style:text-properties fo:color="#3465a4" loext:opacity="100%" officeooo:rsid="0009d300" officeooo:paragraph-rsid="008db17d"/>
    </style:style>
    <style:style style:name="P77" style:family="paragraph" style:parent-style-name="Standard" style:list-style-name="L6">
      <style:paragraph-properties>
        <style:tab-stops/>
      </style:paragraph-properties>
      <style:text-properties officeooo:rsid="006a2e56" officeooo:paragraph-rsid="008f12c7"/>
    </style:style>
    <style:style style:name="P78" style:family="paragraph" style:parent-style-name="Standard" style:list-style-name="L1">
      <style:text-properties officeooo:rsid="00b226be" officeooo:paragraph-rsid="00b226be"/>
    </style:style>
    <style:style style:name="T1" style:family="text">
      <style:text-properties officeooo:rsid="00058032"/>
    </style:style>
    <style:style style:name="T2" style:family="text">
      <style:text-properties officeooo:rsid="0006dd1b"/>
    </style:style>
    <style:style style:name="T3" style:family="text">
      <style:text-properties officeooo:rsid="000895ee"/>
    </style:style>
    <style:style style:name="T4" style:family="text">
      <style:text-properties officeooo:rsid="0009d300"/>
    </style:style>
    <style:style style:name="T5" style:family="text">
      <style:text-properties officeooo:rsid="000c91ff"/>
    </style:style>
    <style:style style:name="T6" style:family="text">
      <style:text-properties officeooo:rsid="000dfd49"/>
    </style:style>
    <style:style style:name="T7" style:family="text">
      <style:text-properties fo:color="#c9211e" loext:opacity="100%" officeooo:rsid="00123138"/>
    </style:style>
    <style:style style:name="T8" style:family="text">
      <style:text-properties fo:color="#c9211e" loext:opacity="100%" officeooo:rsid="00717b77"/>
    </style:style>
    <style:style style:name="T9" style:family="text">
      <style:text-properties fo:color="#c9211e" loext:opacity="100%" officeooo:rsid="0072af83"/>
    </style:style>
    <style:style style:name="T10" style:family="text">
      <style:text-properties fo:color="#c9211e" loext:opacity="100%" officeooo:rsid="0072bf46"/>
    </style:style>
    <style:style style:name="T11" style:family="text">
      <style:text-properties officeooo:rsid="00143030"/>
    </style:style>
    <style:style style:name="T12" style:family="text">
      <style:text-properties officeooo:rsid="00182f9f"/>
    </style:style>
    <style:style style:name="T13" style:family="text">
      <style:text-properties officeooo:rsid="001de938"/>
    </style:style>
    <style:style style:name="T14" style:family="text">
      <style:text-properties officeooo:rsid="0022a3c6"/>
    </style:style>
    <style:style style:name="T15" style:family="text">
      <style:text-properties officeooo:rsid="00233cd5"/>
    </style:style>
    <style:style style:name="T16" style:family="text">
      <style:text-properties officeooo:rsid="0023a0a3"/>
    </style:style>
    <style:style style:name="T17" style:family="text">
      <style:text-properties fo:color="#468a1a" loext:opacity="100%"/>
    </style:style>
    <style:style style:name="T18" style:family="text">
      <style:text-properties fo:color="#468a1a" loext:opacity="100%" officeooo:rsid="00182f9f"/>
    </style:style>
    <style:style style:name="T19" style:family="text">
      <style:text-properties fo:color="#468a1a" loext:opacity="100%" officeooo:rsid="006f36bf"/>
    </style:style>
    <style:style style:name="T20" style:family="text">
      <style:text-properties officeooo:rsid="002866a1"/>
    </style:style>
    <style:style style:name="T21" style:family="text">
      <style:text-properties officeooo:rsid="00293c0c"/>
    </style:style>
    <style:style style:name="T22" style:family="text">
      <style:text-properties officeooo:rsid="00297580"/>
    </style:style>
    <style:style style:name="T23" style:family="text">
      <style:text-properties fo:color="#3465a4" loext:opacity="100%"/>
    </style:style>
    <style:style style:name="T24" style:family="text">
      <style:text-properties fo:color="#3465a4" loext:opacity="100%" officeooo:rsid="00293c0c"/>
    </style:style>
    <style:style style:name="T25" style:family="text">
      <style:text-properties fo:color="#3465a4" loext:opacity="100%" officeooo:rsid="0009d300"/>
    </style:style>
    <style:style style:name="T26" style:family="text">
      <style:text-properties fo:color="#3465a4" loext:opacity="100%" officeooo:rsid="0049699a"/>
    </style:style>
    <style:style style:name="T27" style:family="text">
      <style:text-properties fo:color="#3465a4" loext:opacity="100%" officeooo:rsid="008f4f8a"/>
    </style:style>
    <style:style style:name="T28" style:family="text">
      <style:text-properties fo:color="#3465a4" loext:opacity="100%" officeooo:rsid="0091f117"/>
    </style:style>
    <style:style style:name="T29" style:family="text">
      <style:text-properties officeooo:rsid="002a9743"/>
    </style:style>
    <style:style style:name="T30" style:family="text">
      <style:text-properties officeooo:rsid="002b885f"/>
    </style:style>
    <style:style style:name="T31" style:family="text">
      <style:text-properties officeooo:rsid="002c3828"/>
    </style:style>
    <style:style style:name="T32" style:family="text">
      <style:text-properties officeooo:rsid="003484ef"/>
    </style:style>
    <style:style style:name="T33" style:family="text">
      <style:text-properties officeooo:rsid="0035c984"/>
    </style:style>
    <style:style style:name="T34" style:family="text">
      <style:text-properties officeooo:rsid="0035cc00"/>
    </style:style>
    <style:style style:name="T35" style:family="text">
      <style:text-properties officeooo:rsid="003673ec"/>
    </style:style>
    <style:style style:name="T36" style:family="text">
      <style:text-properties officeooo:rsid="003853a6"/>
    </style:style>
    <style:style style:name="T37" style:family="text">
      <style:text-properties officeooo:rsid="0039e707"/>
    </style:style>
    <style:style style:name="T38" style:family="text">
      <style:text-properties officeooo:rsid="003b29c8"/>
    </style:style>
    <style:style style:name="T39" style:family="text">
      <style:text-properties officeooo:rsid="00447964"/>
    </style:style>
    <style:style style:name="T40" style:family="text">
      <style:text-properties officeooo:rsid="0048ff11"/>
    </style:style>
    <style:style style:name="T41" style:family="text">
      <style:text-properties officeooo:rsid="0049e458"/>
    </style:style>
    <style:style style:name="T42" style:family="text">
      <style:text-properties officeooo:rsid="004ca8ab"/>
    </style:style>
    <style:style style:name="T43" style:family="text">
      <style:text-properties officeooo:rsid="0050002f"/>
    </style:style>
    <style:style style:name="T44" style:family="text">
      <style:text-properties officeooo:rsid="005082f1"/>
    </style:style>
    <style:style style:name="T45" style:family="text">
      <style:text-properties officeooo:rsid="0057265d"/>
    </style:style>
    <style:style style:name="T46" style:family="text">
      <style:text-properties officeooo:rsid="0058fd15"/>
    </style:style>
    <style:style style:name="T47" style:family="text">
      <style:text-properties officeooo:rsid="005b50d2"/>
    </style:style>
    <style:style style:name="T48" style:family="text">
      <style:text-properties officeooo:rsid="005c880d"/>
    </style:style>
    <style:style style:name="T49" style:family="text">
      <style:text-properties officeooo:rsid="005ea6b7"/>
    </style:style>
    <style:style style:name="T50" style:family="text">
      <style:text-properties officeooo:rsid="0064b7d4"/>
    </style:style>
    <style:style style:name="T51" style:family="text">
      <style:text-properties officeooo:rsid="0067ae28"/>
    </style:style>
    <style:style style:name="T52" style:family="text">
      <style:text-properties officeooo:rsid="00688afe"/>
    </style:style>
    <style:style style:name="T53" style:family="text">
      <style:text-properties officeooo:rsid="006a2e56"/>
    </style:style>
    <style:style style:name="T54" style:family="text">
      <style:text-properties officeooo:rsid="006c15bb"/>
    </style:style>
    <style:style style:name="T55" style:family="text">
      <style:text-properties officeooo:rsid="006fb817"/>
    </style:style>
    <style:style style:name="T56" style:family="text">
      <style:text-properties officeooo:rsid="00717b77"/>
    </style:style>
    <style:style style:name="T57" style:family="text">
      <style:text-properties officeooo:rsid="0072af83"/>
    </style:style>
    <style:style style:name="T58" style:family="text">
      <style:text-properties officeooo:rsid="00748862"/>
    </style:style>
    <style:style style:name="T59" style:family="text">
      <style:text-properties officeooo:rsid="0079f42c"/>
    </style:style>
    <style:style style:name="T60" style:family="text">
      <style:text-properties officeooo:rsid="007a39b4"/>
    </style:style>
    <style:style style:name="T61" style:family="text">
      <style:text-properties officeooo:rsid="007a91d1"/>
    </style:style>
    <style:style style:name="T62" style:family="text">
      <style:text-properties officeooo:rsid="0081914c"/>
    </style:style>
    <style:style style:name="T63" style:family="text">
      <style:text-properties officeooo:rsid="00836053"/>
    </style:style>
    <style:style style:name="T64" style:family="text">
      <style:text-properties officeooo:rsid="00841a10"/>
    </style:style>
    <style:style style:name="T65" style:family="text">
      <style:text-properties officeooo:rsid="008d9fb7"/>
    </style:style>
    <style:style style:name="T66" style:family="text">
      <style:text-properties officeooo:rsid="008db168"/>
    </style:style>
    <style:style style:name="T67" style:family="text">
      <style:text-properties officeooo:rsid="008db17d"/>
    </style:style>
    <style:style style:name="T68" style:family="text">
      <style:text-properties officeooo:rsid="008f129d"/>
    </style:style>
    <style:style style:name="T69" style:family="text">
      <style:text-properties officeooo:rsid="008f4f8a"/>
    </style:style>
    <style:style style:name="T70" style:family="text">
      <style:text-properties officeooo:rsid="008ffbdb"/>
    </style:style>
    <style:style style:name="T71" style:family="text">
      <style:text-properties officeooo:rsid="00927854"/>
    </style:style>
    <style:style style:name="T72" style:family="text">
      <style:text-properties officeooo:rsid="0092e28e"/>
    </style:style>
    <style:style style:name="T73" style:family="text">
      <style:text-properties officeooo:rsid="0093e1ac"/>
    </style:style>
    <style:style style:name="T74" style:family="text">
      <style:text-properties officeooo:rsid="0095b8a0"/>
    </style:style>
    <style:style style:name="T75" style:family="text">
      <style:text-properties officeooo:rsid="00976b34"/>
    </style:style>
    <style:style style:name="T76" style:family="text">
      <style:text-properties officeooo:rsid="0098e565"/>
    </style:style>
    <style:style style:name="T77" style:family="text">
      <style:text-properties officeooo:rsid="0099a0af"/>
    </style:style>
    <style:style style:name="T78" style:family="text">
      <style:text-properties officeooo:rsid="009b5faa"/>
    </style:style>
    <style:style style:name="T79" style:family="text">
      <style:text-properties officeooo:rsid="009ea039"/>
    </style:style>
    <style:style style:name="T80" style:family="text">
      <style:text-properties officeooo:rsid="009fbabe"/>
    </style:style>
    <style:style style:name="T81" style:family="text">
      <style:text-properties officeooo:rsid="00a218b0"/>
    </style:style>
    <style:style style:name="T82" style:family="text">
      <style:text-properties officeooo:rsid="00a244ae"/>
    </style:style>
    <style:style style:name="T83" style:family="text">
      <style:text-properties officeooo:rsid="00a41fe4"/>
    </style:style>
    <style:style style:name="T84" style:family="text">
      <style:text-properties officeooo:rsid="00a49909"/>
    </style:style>
    <style:style style:name="T85" style:family="text">
      <style:text-properties officeooo:rsid="00a607d1"/>
    </style:style>
    <style:style style:name="T86" style:family="text">
      <style:text-properties officeooo:rsid="00a7b416"/>
    </style:style>
    <style:style style:name="T87" style:family="text">
      <style:text-properties officeooo:rsid="00a8120d"/>
    </style:style>
    <style:style style:name="T88" style:family="text">
      <style:text-properties officeooo:rsid="00aa3688"/>
    </style:style>
    <style:style style:name="T89" style:family="text">
      <style:text-properties officeooo:rsid="00ab196d"/>
    </style:style>
    <style:style style:name="T90" style:family="text">
      <style:text-properties officeooo:rsid="00ac7fc7"/>
    </style:style>
    <style:style style:name="T91" style:family="text">
      <style:text-properties officeooo:rsid="00addefb"/>
    </style:style>
    <style:style style:name="T92" style:family="text">
      <style:text-properties officeooo:rsid="00adef84"/>
    </style:style>
    <style:style style:name="T93" style:family="text">
      <style:text-properties officeooo:rsid="00b02bec"/>
    </style:style>
    <style:style style:name="T94" style:family="text">
      <style:text-properties officeooo:rsid="00b226b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5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6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du projet informatique</text:p>
      <text:p text:style-name="P2">STPI 2</text:p>
      <text:p text:style-name="Standard"/>
      <text:p text:style-name="Standard"/>
      <text:p text:style-name="Standard">Groupe : <text:span text:style-name="T14">A</text:span></text:p>
      <text:p text:style-name="Standard"/>
      <text:p text:style-name="Standard">Nom et prénom des élèves du trinôme :</text:p>
      <text:list xml:id="list1713295692" text:style-name="L1">
        <text:list-item>
          <text:p text:style-name="P25">Raveneau Eugène</text:p>
        </text:list-item>
        <text:list-item>
          <text:p text:style-name="P25">Grondin Yann</text:p>
        </text:list-item>
        <text:list-item>
          <text:p text:style-name="P28">Cisse El <text:span text:style-name="T76">Hadji </text:span>Babou</text:p>
        </text:list-item>
      </text:list>
      <text:p text:style-name="Standard"/>
      <text:p text:style-name="Standard"/>
      <text:p text:style-name="Standard">Titre du projet : <text:span text:style-name="T15">les </text:span><text:span text:style-name="T22">c</text:span><text:span text:style-name="T15">olon</text:span><text:span text:style-name="T22">s</text:span><text:span text:style-name="T15"> de l’INSA</text:span></text:p>
      <text:p text:style-name="Standard"/>
      <text:h text:style-name="Heading_20_2" text:outline-level="2">Descriptif :</text:h>
      <text:p text:style-name="Standard"/>
      <text:p text:style-name="P10"><text:span text:style-name="T22">L</text:span><text:span text:style-name="T15">es </text:span><text:span text:style-name="T22">c</text:span><text:span text:style-name="T15">olon</text:span><text:span text:style-name="T22">s</text:span><text:span text:style-name="T15"> de l’INSA </text:span><text:span text:style-name="T22">basé</text:span><text:span text:style-name="T90">s</text:span><text:span text:style-name="T22"> sur les colons de Catane, </text:span><text:span text:style-name="T77">qui</text:span><text:span text:style-name="T22"> est un jeu de plateau.</text:span></text:p>
      <text:p text:style-name="P10"/>
      <text:p text:style-name="P29">Le jeu ce joue entre 2 et 4 joueurs.</text:p>
      <text:p text:style-name="P11">Le plateau de jeu est composé de différentes cases (h<text:span text:style-name="T90">e</text:span>xagonales) avec chacune une connaissance <text:span text:style-name="T90">prédéfinit</text:span> (Mathématique, Physique, Chimie, Humanités ou Informatique) et un numéro (entre 1 et 12, <text:span text:style-name="T90">tout les numéros sont sur le plateau au moins une fois sauf le 7</text:span>).</text:p>
      <text:p text:style-name="P11"/>
      <text:p text:style-name="P12">A son tour chaque joueur tire les dés. Tout les joueurs ayant un élève sur une case avec un numéro égale a la somme des 2 dés récupère 1 connaissance du type de la case. Si le joueur a un prof<text:span text:style-name="T90">e</text:span>sseur il récupère 2 connaissance<text:span text:style-name="T91">s</text:span> <text:span text:style-name="T78">à la place de 1</text:span>. Si le joueur a plusieurs élève ou prof<text:span text:style-name="T90">e</text:span>sseur sur une même case les récompense s’additionne.</text:p>
      <text:p text:style-name="P11"/>
      <text:p text:style-name="P14">Au début du jeu chaque joueur pose 2 fois 1 élève et une connexion. <text:span text:style-name="T92">Les joueurs posent d’abord une première ville et une connexion adjacente dans un ordre puis repose une autre ville et une autre connexion dans l’ordre inverse. </text:span><text:span text:style-name="T79">L’ordre des joueurs </text:span><text:span text:style-name="T80">reste </text:span><text:span text:style-name="T92">ensuite</text:span><text:span text:style-name="T80"> le même</text:span><text:span text:style-name="T79">. </text:span></text:p>
      <text:p text:style-name="P11"/>
      <text:p text:style-name="P13">Les connaissances permettent de créer les différents <text:span text:style-name="T82">éléments</text:span>.</text:p>
      <text:list text:style-name="L2">
        <text:list-item>
          <text:p text:style-name="P30"><text:span text:style-name="T81">Les élèves </text:span><text:span text:style-name="T83">coûte 4 connaissance</text:span><text:span text:style-name="T85">s</text:span><text:span text:style-name="T83"> : </text:span><text:span text:style-name="T84">1 * </text:span><text:span text:style-name="T83">Mathématique + </text:span><text:span text:style-name="T84">1 * </text:span><text:span text:style-name="T83">Humanités + </text:span><text:span text:style-name="T84">1 * </text:span><text:span text:style-name="T83">Chimie + </text:span><text:span text:style-name="T84">1 * </text:span><text:span text:style-name="T83">Physique, </text:span><text:span text:style-name="T85">et permet de récupérer les connaissances des cases adjacentes </text:span><text:span text:style-name="T86">(si leur numéro tombe)</text:span><text:span text:style-name="T85">. Il rapporte 1 point de victoire par élève. </text:span><text:span text:style-name="T87">Un joueur ne peut pas en avoir plus de 5 en même temps. </text:span><text:span text:style-name="T94">Un élèves ne peut pas être placé sur une case avec un autre élève/professeur adjacents.</text:span></text:p>
        </text:list-item>
        <text:list-item>
          <text:p text:style-name="P30"><text:span text:style-name="T86">Il peut être améliorer en professeur contre 5 connaissances </text:span><text:span text:style-name="T83">: </text:span><text:span text:style-name="T86">2 </text:span><text:span text:style-name="T84">* </text:span><text:span text:style-name="T83">Mathématique </text:span><text:span text:style-name="T86">+ 3 * Informatique. </text:span><text:span text:style-name="T87">Un joueur ne peut pas en avoir plus de 4 en même temps.</text:span></text:p>
        </text:list-item>
        <text:list-item>
          <text:p text:style-name="P31">Les connexion coûte 2 connaissances : 1 * Chimie + 1 * Humanités <text:span text:style-name="T88">et permet de faire des chemin pour faire d’autre élèves (ne peut pas être adjacentes à un autre élève). </text:span><text:span text:style-name="T90">Les connexions ne peuvent pas être superposées.</text:span></text:p>
        </text:list-item>
      </text:list>
      <text:p text:style-name="P15"/>
      <text:p text:style-name="P16">Duval est un pion plac<text:span text:style-name="T90">é</text:span> sur une case. Tant qu’il est sur la case celle-ci ne rapporte plus de connaissances. Si le numéro 7 est tirer, le joueur peut déplacer le Duval <text:span text:style-name="T89">sur une autre case.</text:span></text:p>
      <text:p text:style-name="P16"/>
      <text:p text:style-name="P17">Dès qu’un joueur à 10 point de victoire la partie s’arrête et ce joueur a gagné <text:span text:style-name="T93">la partie.</text:span></text:p>
      <text:p text:style-name="P6"/>
      <text:h text:style-name="Heading_20_2" text:outline-level="2"><text:span text:style-name="T1">F</text:span>onctionnalités attendues :</text:h>
      <text:list text:style-name="L3">
        <text:list-item>
          <text:p text:style-name="P32">Génération de la carte</text:p>
          <text:list>
            <text:list-item>
              <text:p text:style-name="P33">Case</text:p>
              <text:list>
                <text:list-item>
                  <text:p text:style-name="P37">connaissance</text:p>
                </text:list-item>
                <text:list-item>
                  <text:p text:style-name="P33">Numéro associé</text:p>
                </text:list-item>
              </text:list>
            </text:list-item>
            <text:list-item>
              <text:p text:style-name="P33">Chaque numéro doit être au moins une fois (sauf 7)</text:p>
            </text:list-item>
          </text:list>
        </text:list-item>
      </text:list>
      <text:list xml:id="list120028582543758" text:continue-list="list1713295692" text:style-name="L1">
        <text:list-item>
          <text:p text:style-name="P39"><text:span text:style-name="T39">Achat et placement</text:span><text:span text:style-name="T13"> </text:span><text:span text:style-name="T39">des</text:span> différent<text:span text:style-name="T39">s</text:span> <text:span text:style-name="T94">éléments</text:span></text:p>
          <text:list>
            <text:list-item>
              <text:p text:style-name="P39"><text:span text:style-name="T75">Élevé</text:span><text:span text:style-name="T40"> </text:span><text:span text:style-name="T21">(</text:span><text:span text:style-name="T24">5 maximum par joueur</text:span><text:span text:style-name="T21">)</text:span></text:p>
              <text:list>
                <text:list-item>
                  <text:p text:style-name="P40">Pas d’<text:span text:style-name="T75">élève</text:span> (ou <text:span text:style-name="T75">professeur</text:span>) adjacent</text:p>
                </text:list-item>
                <text:list-item>
                  <text:p text:style-name="P41"><text:span text:style-name="T38">Amélioration de </text:span><text:span text:style-name="T75">élève</text:span> <text:span text:style-name="T38">en </text:span><text:span text:style-name="T75">professeur</text:span> <text:span text:style-name="T21">(</text:span><text:span text:style-name="T24">4 maximum par joueur</text:span><text:span text:style-name="T21">)</text:span></text:p>
                </text:list-item>
                <text:list-item>
                  <text:p text:style-name="P34">Doublement des ressources si <text:span text:style-name="T75">professeur</text:span></text:p>
                </text:list-item>
                <text:list-item>
                  <text:p text:style-name="P42">Relié<text:span text:style-name="T62">e</text:span> par <text:span text:style-name="T75">connexion</text:span> <text:span text:style-name="T63">du joueur </text:span>(sauf première)</text:p>
                </text:list-item>
              </text:list>
            </text:list-item>
            <text:list-item>
              <text:p text:style-name="P22"><text:span text:style-name="T38">La </text:span><text:span text:style-name="T75">connexion</text:span></text:p>
              <text:list>
                <text:list-item>
                  <text:p text:style-name="P43">Pas de superposition</text:p>
                </text:list-item>
              </text:list>
            </text:list-item>
          </text:list>
        </text:list-item>
        <text:list-item>
          <text:p text:style-name="P35">Tirage de 2 dés et distribution des ressources</text:p>
        </text:list-item>
        <text:list-item>
          <text:p text:style-name="P38">Duval</text:p>
          <text:list>
            <text:list-item>
              <text:p text:style-name="P35">Verrouillage d’une <text:span text:style-name="T46">case</text:span></text:p>
            </text:list-item>
            <text:list-item>
              <text:p text:style-name="P35">Déplacement</text:p>
            </text:list-item>
          </text:list>
        </text:list-item>
        <text:list-item>
          <text:p text:style-name="P35">Comptage des points de victoire des joueurs et détection d’une victoir<text:span text:style-name="T45">e</text:span></text:p>
        </text:list-item>
        <text:list-item>
          <text:p text:style-name="P44">Ordre des actions <text:span text:style-name="T47">et rotation des tours</text:span></text:p>
          <text:list>
            <text:list-item>
              <text:p text:style-name="P45">Dés, <text:span text:style-name="T75">Duval</text:span>, <text:span text:style-name="T75">création</text:span></text:p>
            </text:list-item>
          </text:list>
        </text:list-item>
        <text:list-item>
          <text:p text:style-name="P46">Affichage du jeu</text:p>
          <text:list>
            <text:list-item>
              <text:p text:style-name="P46">Carte</text:p>
              <text:list>
                <text:list-item>
                  <text:p text:style-name="P35">Gestion des paramètres de la carte</text:p>
                  <text:list>
                    <text:list-item>
                      <text:p text:style-name="P36">Nombre de <text:span text:style-name="T75">connaissances</text:span></text:p>
                    </text:list-item>
                    <text:list-item>
                      <text:p text:style-name="P35">Taille</text:p>
                    </text:list-item>
                  </text:list>
                </text:list-item>
                <text:list-item>
                  <text:p text:style-name="P38">Connaissance</text:p>
                  <text:list>
                    <text:list-item>
                      <text:p text:style-name="P35">Hexagones</text:p>
                    </text:list-item>
                  </text:list>
                </text:list-item>
                <text:list-item>
                  <text:p text:style-name="P38">Duval</text:p>
                </text:list-item>
                <text:list-item>
                  <text:p text:style-name="P47"><text:span text:style-name="T75">Élève</text:span> et <text:span text:style-name="T75">Professeur</text:span></text:p>
                </text:list-item>
                <text:list-item>
                  <text:p text:style-name="P38">Connaissance</text:p>
                </text:list-item>
              </text:list>
            </text:list-item>
            <text:list-item>
              <text:p text:style-name="P35">Dés</text:p>
            </text:list-item>
            <text:list-item>
              <text:p text:style-name="P35">Cartes du joueur</text:p>
            </text:list-item>
            <text:list-item>
              <text:p text:style-name="P47">Limite carte (<text:span text:style-name="T75">eau</text:span>)</text:p>
            </text:list-item>
          </text:list>
        </text:list-item>
        <text:list-item>
          <text:p text:style-name="P78">Vérifier si un joueur a gagné</text:p>
        </text:list-item>
      </text:list>
      <text:p text:style-name="Standard"/>
      <text:p text:style-name="Standard"/>
      <text:h text:style-name="P19" text:outline-level="2"/>
      <text:h text:style-name="P20" text:outline-level="2"><text:span text:style-name="T1">F</text:span>onctionnalités <text:span text:style-name="T2">optionnel</text:span> :</text:h>
      <text:list xml:id="list120029371591894" text:continue-numbering="true" text:style-name="L1">
        <text:list-item>
          <text:p text:style-name="P48">Case <text:span text:style-name="T73">annale</text:span> (avoir <text:span text:style-name="T94">1 fois </text:span>n’importe quelle <text:span text:style-name="T74">connaissance</text:span><text:span text:style-name="T41">)</text:span></text:p>
        </text:list-item>
        <text:list-item>
          <text:p text:style-name="P49">Extension <text:span text:style-name="T73">maritime</text:span></text:p>
          <text:list>
            <text:list-item>
              <text:p text:style-name="P52">Génération <text:span text:style-name="T73">d’Eduroam</text:span> <text:span text:style-name="T2">(1 </text:span><text:span text:style-name="T73">Eduroam</text:span><text:span text:style-name="T2"> pour chaque </text:span><text:span text:style-name="T3">type</text:span><text:span text:style-name="T2"> de carte)</text:span></text:p>
              <text:list>
                <text:list-item>
                  <text:p text:style-name="P50">Sur <text:span text:style-name="T42">bord des </text:span><text:span text:style-name="T73">cases maritime</text:span></text:p>
                </text:list-item>
              </text:list>
            </text:list-item>
            <text:list-item>
              <text:p text:style-name="P53">Système <text:s/><text:span text:style-name="T73">Eduroam</text:span></text:p>
              <text:list>
                <text:list-item>
                  <text:p text:style-name="P49">Échange 3 <text:span text:style-name="T73">connaissance </text:span>pour 1 autre <text:span text:style-name="T94">choisis</text:span></text:p>
                </text:list-item>
              </text:list>
            </text:list-item>
            <text:list-item>
              <text:p text:style-name="P54">Ajout d’une carte contenant de l’eau au milieu</text:p>
              <text:list>
                <text:list-item>
                  <text:p text:style-name="P55">Ajout de <text:span text:style-name="T94">câble sous marin</text:span> permettant de passer par <text:span text:style-name="T73">eau</text:span> ( <text:span text:style-name="T94">1*</text:span><text:span text:style-name="T73">P</text:span><text:span text:style-name="T64">hysique</text:span> - <text:s/><text:span text:style-name="T94">1*</text:span><text:span text:style-name="T4">Humanités</text:span>)</text:p>
                </text:list-item>
              </text:list>
            </text:list-item>
          </text:list>
        </text:list-item>
        <text:list-item>
          <text:p text:style-name="P56">Échange 4 ressource pour 1 autre (n’importe <text:span text:style-name="T94">la quel</text:span>)</text:p>
        </text:list-item>
        <text:list-item>
          <text:p text:style-name="P57"><text:span text:style-name="T43">C</text:span><text:span text:style-name="T94">artes tutorat</text:span><text:span text:style-name="T5"> </text:span><text:span text:style-name="T11">(total </text:span><text:span text:style-name="T57">5</text:span><text:span text:style-name="T11">0 cartes)</text:span></text:p>
          <text:list>
            <text:list-item>
              <text:p text:style-name="P60">Achat</text:p>
              <text:list>
                <text:list-item>
                  <text:p text:style-name="P58"><text:span text:style-name="T44">Prix </text:span><text:span text:style-name="T64">Math</text:span><text:span text:style-name="T73">ématiques</text:span> – <text:span text:style-name="T73">P</text:span><text:span text:style-name="T64">hysique</text:span> – Informatique</text:p>
                </text:list-item>
                <text:list-item>
                  <text:p text:style-name="P62">Carte aléatoire</text:p>
                </text:list-item>
              </text:list>
            </text:list-item>
            <text:list-item>
              <text:p text:style-name="P61">Effets</text:p>
              <text:list>
                <text:list-item>
                  <text:p text:style-name="P59"><text:span text:style-name="T73">Créer</text:span><text:span text:style-name="T5"> 2 </text:span><text:span text:style-name="T73">connexion</text:span><text:span text:style-name="T5"> gratuitement </text:span><text:span text:style-name="T7">10/</text:span><text:span text:style-name="T10">5</text:span><text:span text:style-name="T7">0</text:span></text:p>
                </text:list-item>
                <text:list-item>
                  <text:p text:style-name="P59"><text:span text:style-name="T73">Tartarin</text:span><text:span text:style-name="T12">: </text:span><text:span text:style-name="T48">permet de</text:span><text:span text:style-name="T5"> déplacer le </text:span><text:span text:style-name="T73">Duval</text:span><text:span text:style-name="T5"> </text:span><text:span text:style-name="T7">1</text:span><text:span text:style-name="T9">2</text:span><text:span text:style-name="T7">/</text:span><text:span text:style-name="T10">5</text:span><text:span text:style-name="T7">0</text:span></text:p>
                </text:list-item>
                <text:list-item>
                  <text:p text:style-name="P63"><text:span text:style-name="T49">Voler un des types de </text:span><text:span text:style-name="T72">connaissances</text:span><text:span text:style-name="T49"> d’un joueur de sa main</text:span><text:span text:style-name="T6"> </text:span><text:span text:style-name="T8">8/</text:span><text:span text:style-name="T10">50</text:span></text:p>
                </text:list-item>
                <text:list-item>
                  <text:p text:style-name="P63">Choisir 2 <text:span text:style-name="T72">connaissances</text:span> de son choix <text:span text:style-name="T7">1</text:span><text:span text:style-name="T9">6</text:span><text:span text:style-name="T7">/</text:span><text:span text:style-name="T10">5</text:span><text:span text:style-name="T7">0</text:span></text:p>
                </text:list-item>
                <text:list-item>
                  <text:p text:style-name="P64">Gagner 1 point de victoire <text:span text:style-name="T9">4</text:span><text:span text:style-name="T8">/</text:span><text:span text:style-name="T10">5</text:span><text:span text:style-name="T7">0</text:span></text:p>
                </text:list-item>
              </text:list>
            </text:list-item>
          </text:list>
        </text:list-item>
        <text:list-item>
          <text:p text:style-name="P65"><text:span text:style-name="T53">Si on fait 7 aux dés,</text:span><text:span text:style-name="T50"> </text:span>toute personne ayant plus de 7 carte<text:span text:style-name="T54">s</text:span> <text:span text:style-name="T72">connaissances</text:span><text:span text:style-name="T58"> </text:span>doit défausser la <text:span text:style-name="T53">moitié</text:span> de ses cartes <text:span text:style-name="T72">connaissances</text:span></text:p>
          <text:list>
            <text:list-item>
              <text:p text:style-name="P66">Choisir les cartes <text:span text:style-name="T52">à</text:span> défausser <text:span text:style-name="T51">ou aléatoire</text:span></text:p>
            </text:list-item>
          </text:list>
        </text:list-item>
        <text:list-item>
          <text:p text:style-name="P67">Objectifs secondaires</text:p>
          <text:list>
            <text:list-item>
              <text:p text:style-name="P69"><text:span text:style-name="T55">P</text:span>lus grande <text:span text:style-name="T72">connexion</text:span> <text:span text:style-name="T20">(au moins 5 </text:span><text:span text:style-name="T72">connexion</text:span><text:span text:style-name="T20">)</text:span> <text:span text:style-name="T17">2 point</text:span><text:span text:style-name="T19">s bonus</text:span></text:p>
            </text:list-item>
            <text:list-item>
              <text:p text:style-name="P23"><text:span text:style-name="T55">Plus grand nombre de </text:span><text:span text:style-name="T72">Tartarin</text:span><text:span text:style-name="T12"> </text:span><text:span text:style-name="T55">utilisés </text:span><text:span text:style-name="T12">(au moins </text:span><text:span text:style-name="T56">2</text:span><text:span text:style-name="T12">) + </text:span><text:span text:style-name="T18">2 poin</text:span><text:span text:style-name="T19">ts bonus</text:span></text:p>
            </text:list-item>
          </text:list>
        </text:list-item>
        <text:list-item>
          <text:p text:style-name="P26">Permettre les échanges de <text:span text:style-name="T72">connaissances</text:span> entre joueur <text:span text:style-name="T16">(</text:span><text:span text:style-name="T59">x contre y </text:span><text:span text:style-name="T60">(</text:span><text:span text:style-name="T72">connaissances</text:span><text:span text:style-name="T60">)</text:span><text:span text:style-name="T61">)</text:span></text:p>
        </text:list-item>
      </text:list>
      <text:p text:style-name="P7"/>
      <text:p text:style-name="Standard"/>
      <text:p text:style-name="Standard"/>
      <text:h text:style-name="P20" text:outline-level="2">Versions prévues </text:h>
      <text:p text:style-name="P18">(indiquant le contenu du programme dans cette version et sa date de livraison) :</text:p>
      <text:list xml:id="list120029389104874" text:continue-numbering="true" text:style-name="L1">
        <text:list-item>
          <text:p text:style-name="P21">Version no1, date prévue : <text:span text:style-name="T32">2</text:span><text:span text:style-name="T34">9</text:span><text:span text:style-name="T29"> / </text:span><text:span text:style-name="T32">09</text:span><text:span text:style-name="T29"> /2024</text:span></text:p>
        </text:list-item>
      </text:list>
      <text:p text:style-name="P3">fonctionnalités implémentées :</text:p>
      <text:list xml:id="list2644077902" text:style-name="L4">
        <text:list-item>
          <text:p text:style-name="P70">Interface graphique <text:span text:style-name="T65">(Visuel, </text:span><text:span text:style-name="T66">sans action possible</text:span><text:span text:style-name="T65">)</text:span></text:p>
        </text:list-item>
      </text:list>
      <text:list text:style-name="L5">
        <text:list-item>
          <text:p text:style-name="P72">Gestion du plateau de jeu <text:span text:style-name="T33">et des cases</text:span></text:p>
        </text:list-item>
        <text:list-item>
          <text:p text:style-name="P72">Gestion des dés et des <text:span text:style-name="T70">connaissance</text:span> <text:span text:style-name="T70">à</text:span> chaque tour</text:p>
        </text:list-item>
      </text:list>
      <text:p text:style-name="P8"/>
      <text:p text:style-name="P8"/>
      <text:list xml:id="list120028608755390" text:continue-list="list120029389104874" text:style-name="L1">
        <text:list-item>
          <text:p text:style-name="P21">Version no2, date prévue : <text:span text:style-name="T35">13</text:span><text:span text:style-name="T30"> / 10 / 2024</text:span></text:p>
        </text:list-item>
      </text:list>
      <text:p text:style-name="P3">fonctionnalités implémentées :</text:p>
      <text:list text:continue-list="list2644077902" text:style-name="L4">
        <text:list-item>
          <text:p text:style-name="P71">Interface graphique <text:span text:style-name="T65">(Visuel, </text:span><text:span text:style-name="T66">avec action possible</text:span><text:span text:style-name="T65">)</text:span></text:p>
        </text:list-item>
        <text:list-item>
          <text:p text:style-name="P73">Ajout <text:span text:style-name="T68">des premières</text:span><text:span text:style-name="T37"> </text:span>fonctionnalité<text:span text:style-name="T68">s</text:span> additionnel<text:span text:style-name="T68">les</text:span></text:p>
          <text:list>
            <text:list-item>
              <text:p text:style-name="P75">Ajout des <text:span text:style-name="T23">cartes</text:span><text:span text:style-name="T25"> </text:span><text:span text:style-name="T23">de </text:span><text:span text:style-name="T27">tutorat</text:span></text:p>
            </text:list-item>
            <text:list-item>
              <text:p text:style-name="P75"><text:span text:style-name="T28">Ajout des c</text:span><text:span text:style-name="T26">ase</text:span><text:span text:style-name="T28">s</text:span><text:span text:style-name="T26"> </text:span><text:span text:style-name="T27">annale</text:span></text:p>
            </text:list-item>
            <text:list-item>
              <text:p text:style-name="P76">Échange 4 ressource pour 1</text:p>
            </text:list-item>
          </text:list>
        </text:list-item>
      </text:list>
      <text:p text:style-name="P9"/>
      <text:p text:style-name="P4"/>
      <text:list xml:id="list120027523053652" text:continue-list="list120028608755390" text:style-name="L1">
        <text:list-item>
          <text:p text:style-name="P21">Version no3, date prévue : <text:span text:style-name="T36">27</text:span><text:span text:style-name="T31"> / 1</text:span><text:span text:style-name="T36">0</text:span><text:span text:style-name="T31"> /2024</text:span></text:p>
        </text:list-item>
      </text:list>
      <text:p text:style-name="P3">fonctionnalités implémentées :</text:p>
      <text:list xml:id="list916695754" text:style-name="L6">
        <text:list-item>
          <text:p text:style-name="P74">Ajout de<text:span text:style-name="T37"> </text:span>fonctionnalité<text:span text:style-name="T68">s</text:span> additionnel<text:span text:style-name="T68">les</text:span></text:p>
          <text:list>
            <text:list-item>
              <text:p text:style-name="P51">Extension <text:span text:style-name="T69">mar</text:span><text:span text:style-name="T71">i</text:span><text:span text:style-name="T69">time</text:span></text:p>
            </text:list-item>
            <text:list-item>
              <text:p text:style-name="P68"><text:span text:style-name="T71">Ajout des o</text:span>bjectifs secondaires</text:p>
            </text:list-item>
            <text:list-item>
              <text:p text:style-name="P27">Permettre les échanges de ressources entre joueur</text:p>
            </text:list-item>
          </text:list>
        </text:list-item>
      </text:list>
      <text:p text:style-name="P5"/>
      <text:p text:style-name="P5"/>
      <text:list text:continue-list="list120027523053652" text:style-name="L1">
        <text:list-item>
          <text:p text:style-name="P24">Version no<text:span text:style-name="T67">4</text:span>, date prévue : <text:span text:style-name="T36">2</text:span><text:span text:style-name="T37">4</text:span><text:span text:style-name="T31"> / 1</text:span><text:span text:style-name="T37">1</text:span><text:span text:style-name="T31"> /2024</text:span></text:p>
          <text:p text:style-name="P24">fonctionnalités implémentées :</text:p>
        </text:list-item>
      </text:list>
      <text:list text:continue-list="list916695754" text:style-name="L6">
        <text:list-item>
          <text:p text:style-name="P74">Ajout de<text:span text:style-name="T37">s dernière</text:span><text:span text:style-name="T68">s</text:span><text:span text:style-name="T37"> </text:span>fonctionnalité<text:span text:style-name="T68">s</text:span> additionnel<text:span text:style-name="T68">les</text:span></text:p>
          <text:list>
            <text:list-item>
              <text:p text:style-name="P77">Si on fait 7 aux dé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urent Vercouter</meta:initial-creator>
    <meta:creation-date>2012-09-03T15:25:31</meta:creation-date>
    <dc:date>2024-09-15T12:00:27.226000000</dc:date>
    <meta:editing-duration>PT3H5M44S</meta:editing-duration>
    <meta:editing-cycles>166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105" meta:word-count="955" meta:character-count="5205" meta:non-whitespace-character-count="4433"/>
  </office:meta>
</office:document-meta>
</file>